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7000001113AE6B2EC.png" manifest:media-type="image/png"/>
  <manifest:file-entry manifest:full-path="Pictures/1000000000000371000000D343490F3D.png" manifest:media-type="image/png"/>
  <manifest:file-entry manifest:full-path="Pictures/10000000000003A1000000790F6FC3B9.png" manifest:media-type="image/png"/>
  <manifest:file-entry manifest:full-path="Pictures/10000000000001BA000000816D8B05B8.png" manifest:media-type="image/png"/>
  <manifest:file-entry manifest:full-path="Pictures/10000000000003D200000249A6BF074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01bd81" officeooo:paragraph-rsid="0001bd81" style:font-size-asian="12.25pt" style:font-size-complex="14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in" svg:y="0.3917in" svg:width="3.4717in" svg:height="2.0744in" draw:z-index="0"><draw:image xlink:href="Pictures/10000000000003D200000249A6BF074A.png" xlink:type="simple" xlink:show="embed" xlink:actuate="onLoad"/></draw:frame><draw:frame draw:style-name="fr1" draw:name="Image2" text:anchor-type="paragraph" svg:x="0.0374in" svg:y="2.5752in" svg:width="1.8425in" svg:height="0.5244in" draw:z-index="1"><draw:image xlink:href="Pictures/10000000000001BA000000816D8B05B8.png" xlink:type="simple" xlink:show="embed" xlink:actuate="onLoad"/></draw:frame><draw:frame draw:style-name="fr1" draw:name="Image3" text:anchor-type="paragraph" svg:x="3.5063in" svg:y="0.9154in" svg:width="3.4799in" svg:height="0.4827in" draw:z-index="3"><draw:image xlink:href="Pictures/10000000000003A1000000790F6FC3B9.png" xlink:type="simple" xlink:show="embed" xlink:actuate="onLoad"/></draw:frame><draw:frame draw:style-name="fr1" draw:name="Image4" text:anchor-type="paragraph" svg:x="3.5602in" svg:y="1.4335in" svg:width="3.5047in" svg:height="0.8075in" draw:z-index="4"><draw:image xlink:href="Pictures/1000000000000371000000D343490F3D.png" xlink:type="simple" xlink:show="embed" xlink:actuate="onLoad"/></draw:frame><draw:frame draw:style-name="fr1" draw:name="Image5" text:anchor-type="paragraph" svg:x="0.002in" svg:y="3.4417in" svg:width="3.4547in" svg:height="0.8992in" draw:z-index="5"><draw:image xlink:href="Pictures/1000000000000437000001113AE6B2EC.png" xlink:type="simple" xlink:show="embed" xlink:actuate="onLoad"/></draw:frame><draw:frame text:anchor-type="paragraph" draw:z-index="2" draw:style-name="gr1" draw:text-style-name="P3" svg:width="2.3835in" svg:height="0.3205in" svg:x="3.5957in" svg:y="0.4902in"><draw:text-box><text:p text:style-name="P2"><text:span text:style-name="T1">Message passing in actors:</text:span></text:p><text:p text:style-name="P2"><text:span text:style-name="T1"><text:s text:c="3"/></text:span><text:span text:style-name="T1">receiver ! message</text:span></text:p></draw:text-box></draw:frame><draw:frame text:anchor-type="paragraph" draw:z-index="6" draw:style-name="gr1" draw:text-style-name="P3" svg:width="2.3835in" svg:height="0.3004in" svg:x="0.002in" svg:y="3.2134in"><draw:text-box><text:p text:style-name="P2"><text:span text:style-name="T1">Futures</text:span></text:p></draw:text-box></draw:frame>Scala CheetShe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5:34:32.940000000</meta:creation-date>
    <dc:date>2014-04-04T16:04:19.035000000</dc:date>
    <meta:editing-duration>PT14M35S</meta:editing-duration>
    <meta:editing-cycles>1</meta:editing-cycles>
    <meta:document-statistic meta:table-count="0" meta:image-count="5" meta:object-count="0" meta:page-count="1" meta:paragraph-count="1" meta:word-count="2" meta:character-count="16" meta:non-whitespace-character-count="15"/>
    <meta:generator>LibreOffice/4.2.2.1$Windows_x86 LibreOffice_project/3be8cda0bddd8e430d8cda1ebfd581265cca5a0f</meta:generator>
  </office:meta>
</office:document-meta>
</file>